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Arial" officeooo:rsid="00147cba" officeooo:paragraph-rsid="00147cba"/>
    </style:style>
    <style:style style:name="P2" style:family="paragraph" style:parent-style-name="Standard">
      <style:paragraph-properties fo:text-align="end" style:justify-single-word="false"/>
      <style:text-properties style:font-name="Arial" officeooo:rsid="00147cba" officeooo:paragraph-rsid="00147cba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147cba" officeooo:paragraph-rsid="00147cba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officeooo:rsid="00147cba" officeooo:paragraph-rsid="00147cba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officeooo:rsid="00147cba" officeooo:paragraph-rsid="00147cba" style:font-size-asian="16pt" style:font-size-complex="16pt"/>
    </style:style>
    <style:style style:name="T1" style:family="text">
      <style:text-properties style:font-name="sans-serif" fo:font-size="32.25pt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20.25pt"/>
    </style:style>
    <style:style style:name="T4" style:family="text">
      <style:text-properties style:font-name="sans-serif" fo:font-size="11.2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3465a4" loext:opacity="100%"/>
    </style:style>
    <style:style style:name="T8" style:family="text">
      <style:text-properties fo:color="#3465a4" loext:opacity="100%" style:text-underline-style="solid" style:text-underline-width="auto" style:text-underline-color="font-color"/>
    </style:style>
    <style:style style:name="T9" style:family="text">
      <style:text-properties fo:color="#3465a4" loext:opacity="100%" fo:font-style="italic" style:font-style-asian="italic" style:font-style-complex="italic"/>
    </style:style>
    <style:style style:name="T10" style:family="text">
      <style:text-properties fo:color="#3465a4" loext:opacity="100%" fo:font-style="normal" style:font-style-asian="normal" style:font-style-complex="normal"/>
    </style:style>
    <style:style style:name="T11" style:family="text">
      <style:text-properties fo:color="#3465a4" loext:opacity="100%"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465a4" loext:opacity="100%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">Informática</text:span></text:p>
      <text:p text:style-name="P2"><text:span text:style-name="T4">Origem:</text:span><text:bookmark text:name="page50R_mcid19"/> <text:span text:style-name="T4">Wikipédia,</text:span><text:bookmark text:name="page50R_mcid20"/> <text:span text:style-name="T4">a</text:span><text:bookmark text:name="page50R_mcid21"/> <text:span text:style-name="T4">enciclopédia</text:span><text:bookmark text:name="page50R_mcid22"/> <text:span text:style-name="T4">livre.</text:span></text:p>
      <text:p text:style-name="P1"/>
      <text:p text:style-name="P3"><text:tab/></text:p>
      <text:p text:style-name="P5"><text:span text:style-name="T5">I</text:span><text:span text:style-name="T6">nformática</text:span> é um termo usado para descrever o conjunto das <text:span text:style-name="T8">ciências</text:span> relacionadas ao <text:span text:style-name="T8">armazenamento</text:span>, transmissão e processamento de informações em meios <text:span text:style-name="T8">digitais</text:span>, estando incluídas neste grupo: a c<text:span text:style-name="T8">iência da computação</text:span>, a <text:span text:style-name="T8">teoria da informação</text:span>, o <text:span text:style-name="T8">processo de cálculo</text:span>, a <text:span text:style-name="T8">análise numérica</text:span> e os métodos teóricos da representação dos conhecimentos e da modelagem dos problemas. Mas também pode ser entendida como ciência que estuda o conjunto de informações e conhecimentos por meios digitais.</text:p>
      <text:p text:style-name="P5">O termo informática, é tratado em <text:span text:style-name="T8">Portugal</text:span> como <text:span text:style-name="T11">sinônimo</text:span> da ciência da computação, e no <text:span text:style-name="T8">Brasil</text:span> é habitualmente usado para rever especificamente o processo de tratamento da informação por meio de <text:span text:style-name="T11">máquinas</text:span> eletrônicas definidas como <text:span text:style-name="T8">computadore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3:46.286481112</meta:creation-date>
    <dc:date>2023-04-19T09:27:39.824067648</dc:date>
    <meta:editing-duration>PT13M55S</meta:editing-duration>
    <meta:editing-cycles>1</meta:editing-cycles>
    <meta:document-statistic meta:table-count="0" meta:image-count="0" meta:object-count="0" meta:page-count="1" meta:paragraph-count="5" meta:word-count="114" meta:character-count="781" meta:non-whitespace-character-count="670"/>
    <meta:generator>LibreOffice/7.4.5.1$Linux_X86_64 LibreOffice_project/40$Build-1</meta:generator>
  </office:meta>
</office:document-meta>
</file>